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308" officeooo:paragraph-rsid="000a7308"/>
    </style:style>
    <style:style style:name="P2" style:family="paragraph" style:parent-style-name="Standard">
      <style:text-properties officeooo:rsid="000bdf1d" officeooo:paragraph-rsid="000bdf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would like to make this website about my career and education, but include a section about my hobbies. Career-wise, I want to highlight my achievements, growing from an entry-level meteorologist with a master’s degree to a project manager in a fledgling branch of an established company to a director of operations leading a team of 7 people. In the section about my hobbies I intend to have a subsection about my cycling adventures and another section about training my new dog Ebony. Enjoy!</text:p>
      <text:p text:style-name="P1"/>
      <text:p text:style-name="P2">Color Choices</text:p>
      <text:p text:style-name="P2">#2F8CE9</text:p>
      <text:p text:style-name="P2">#11CE5A</text:p>
      <text:p text:style-name="P2">#999999</text:p>
      <text:p text:style-name="P2">#191919</text:p>
      <text:p text:style-name="P2">#144ECC</text:p>
      <text:p text:style-name="P2">#0BF895</text:p>
      <text:p text:style-name="P2">#7F7F7F</text:p>
      <text:p text:style-name="P2">#333333</text:p>
      <text:p text:style-name="P2">#F37106</text:p>
      <text:p text:style-name="P2">#F05050</text:p>
      <text:p text:style-name="P2">#C412F1</text:p>
      <text:p text:style-name="P2">#DEEF1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9:31:25.002632528</meta:creation-date>
    <meta:generator>LibreOffice/7.3.7.2$Linux_X86_64 LibreOffice_project/30$Build-2</meta:generator>
    <dc:date>2022-12-26T19:45:50.578416673</dc:date>
    <meta:editing-duration>PT14M25S</meta:editing-duration>
    <meta:editing-cycles>2</meta:editing-cycles>
    <meta:document-statistic meta:table-count="0" meta:image-count="0" meta:object-count="0" meta:page-count="1" meta:paragraph-count="14" meta:word-count="98" meta:character-count="591" meta:non-whitespace-character-count="507"/>
  </office:meta>
</office:document-meta>
</file>